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7.991cm" svg:height="12.7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1cm" fo:text-indent="0cm"/>
      <style:text-properties style:use-window-font-color="true" style:text-outline="false" style:text-line-through-style="none" fo:font-family="'Liberation Sans'" style:font-family-generic="roman" style:font-pitch="variable" fo:font-size="19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1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2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9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26.6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216cm" svg:x="1cm" svg:y="3.812cm"/>
      <draw:page-thumbnail draw:layer="backgroundobjects" svg:width="9.294cm" svg:height="4.216cm" svg:x="1cm" svg:y="11.86cm"/>
      <draw:page-thumbnail draw:layer="backgroundobjects" svg:width="9.294cm" svg:height="4.216cm" svg:x="1cm" svg:y="19.908cm"/>
      <draw:page-thumbnail draw:layer="backgroundobjects" svg:width="9.294cm" svg:height="4.216cm" svg:x="11.295cm" svg:y="3.812cm"/>
      <draw:page-thumbnail draw:layer="backgroundobjects" svg:width="9.294cm" svg:height="4.216cm" svg:x="11.295cm" svg:y="11.86cm"/>
      <draw:page-thumbnail draw:layer="backgroundobjects" svg:width="9.294cm" svg:height="4.216cm" svg:x="11.295cm" svg:y="19.908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5cm" presentation:class="title" presentation:placeholder="true">
        <draw:text-box/>
      </draw:frame>
      <draw:frame presentation:style-name="Default-outline1" draw:layer="backgroundobjects" svg:width="24.631cm" svg:height="7.365cm" svg:x="1.399cm" svg:y="2.971cm" presentation:class="outline" presentation:placeholder="true">
        <draw:text-box/>
      </draw:frame>
      <draw:frame presentation:style-name="Mpr1" draw:text-style-name="MP1" draw:layer="backgroundobjects" svg:width="6.521cm" svg:height="0.876cm" svg:x="1.399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876cm" svg:x="9.572cm" svg:y="11.56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876cm" svg:x="20.069cm" svg:y="11.56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eb Robinson</meta:initial-creator>
    <meta:creation-date>2014-04-12T16:37:27</meta:creation-date>
    <dc:date>2014-04-12T16:42:58</dc:date>
    <dc:creator>Caleb Robinson</dc:creator>
    <meta:editing-duration>PT2M13S</meta:editing-duration>
    <meta:editing-cycles>3</meta:editing-cycles>
    <meta:generator>LibreOffice/3.6$Linux_X86_64 LibreOffice_project/360m1$Build-2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92cm" svg:height="12.701cm" xlink:href="." xlink:type="simple" chart:class="chart:line" chart:style-name="ch1">
        <chart:title svg:x="13.172cm" svg:y="0.39cm" chart:style-name="ch2">
          <text:p>Critters</text:p>
        </chart:title>
        <chart:legend chart:legend-position="end" svg:x="25.484cm" svg:y="5.802cm" style:legend-expansion="high" chart:style-name="ch3"/>
        <chart:plot-area chart:style-name="ch4" chart:data-source-has-labels="both" svg:x="1.009cm" svg:y="1.931cm" svg:width="23.357cm" svg:height="10.096cm">
          <chartooo:coordinate-region svg:x="2.914cm" svg:y="2.13cm" svg:width="19.453cm" svg:height="8.852cm"/>
          <chart:axis chart:dimension="x" chart:name="primary-x" chart:style-name="ch5" chartooo:axis-type="auto">
            <chartooo:date-scale/>
            <chart:categories table:cell-range-address="local-table.$A$2:.$A$7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TDEV</text:p>
              </table:table-cell>
            </table:table-row>
          </table:table-header-rows>
          <table:table-rows>
            <table:table-row>
              <table:table-cell office:value-type="string">
                <text:p>results50_50_0_10000_1</text:p>
              </table:table-cell>
              <table:table-cell office:value-type="float" office:value="6.248">
                <text:p>6.248</text:p>
              </table:table-cell>
              <table:table-cell office:value-type="float" office:value="3.22529">
                <text:p>3.22529</text:p>
              </table:table-cell>
            </table:table-row>
            <table:table-row>
              <table:table-cell office:value-type="string">
                <text:p>results50_50_0_10000_10</text:p>
              </table:table-cell>
              <table:table-cell office:value-type="float" office:value="6842.666667">
                <text:p>6842.666667</text:p>
              </table:table-cell>
              <table:table-cell office:value-type="float" office:value="2384.911808">
                <text:p>2384.911808</text:p>
              </table:table-cell>
            </table:table-row>
            <table:table-row>
              <table:table-cell office:value-type="string">
                <text:p>results50_50_0_10000_20</text:p>
              </table:table-cell>
              <table:table-cell office:value-type="float" office:value="5924.071429">
                <text:p>5924.071429</text:p>
              </table:table-cell>
              <table:table-cell office:value-type="float" office:value="2471.008787">
                <text:p>2471.008787</text:p>
              </table:table-cell>
            </table:table-row>
            <table:table-row>
              <table:table-cell office:value-type="string">
                <text:p>results50_50_0_10000_30</text:p>
              </table:table-cell>
              <table:table-cell office:value-type="float" office:value="5798.444444">
                <text:p>5798.444444</text:p>
              </table:table-cell>
              <table:table-cell office:value-type="float" office:value="2685.920166">
                <text:p>2685.920166</text:p>
              </table:table-cell>
            </table:table-row>
            <table:table-row>
              <table:table-cell office:value-type="string">
                <text:p>results50_50_0_10000_40</text:p>
              </table:table-cell>
              <table:table-cell office:value-type="float" office:value="6178.894737">
                <text:p>6178.894737</text:p>
              </table:table-cell>
              <table:table-cell office:value-type="float" office:value="2496.239148">
                <text:p>2496.239148</text:p>
              </table:table-cell>
            </table:table-row>
            <table:table-row>
              <table:table-cell office:value-type="string">
                <text:p>results50_50_0_10000_50</text:p>
              </table:table-cell>
              <table:table-cell office:value-type="float" office:value="6691.478261">
                <text:p>6691.478261</text:p>
              </table:table-cell>
              <table:table-cell office:value-type="float" office:value="1980.089169">
                <text:p>1980.089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